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office:automatic-styles>
  <office:body>
    <office:text text:use-soft-page-breaks="true">
      <text:p text:style-name="P1">Assembly Tutorial #5</text:p>
      <text:p text:style-name="Subtitle">The Stack</text:p>
      <text:p text:style-name="Textbody">Hi there! This is Matt Heffernan. Welcome back to my channel.<text:s/>This is the<text:s/>fifth<text:s/>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s/></text:p>
      <text:p text:style-name="Textbody">So far in this series, we have introduced the basic concepts of assembly programming and learned how to access memory in different ways through addressing modes,<text:s/>how to implement flow<text:s/>with branching and subroutines, and how the 65C02 handles basic arithmetic and logic.<text:s/>In each episode we touched on how the program stack was used, but this lesson is going to be completely devoted to this very important part of memory. Like a stack of pancakes, you can’t access any byte on the program stack except for the one on top, otherwise your whole breakfast-slash-program will be ruined.</text:p>
      <text:p text:style-name="Textbody">[Cut to slide 2 – memory map]</text:p>
      <text:p text:style-name="Textbody">First, let’s take another look at the X16 memory map. Like all 6502-based systems, the X16 stack is on page one, that is from hex 100 to 1FF. That’s only 256 bytes, so it’s not a lot of stack space compared to modern computers – or even not-so-modern computers. Even a 16-bit computer is likely to support a much larger stack. But this is what we have to work with, so we need to use it wisely and carefully.</text:p>
      <text:p text:style-name="P2"/>
      <text:soft-page-break/>
      <text:p text:style-name="Textbody">[Cut to slide 3 – stack behavior, start]</text:p>
      <text:p text:style-name="Textbody">Now, let’s take a close look at how the stack actually works. As we saw before, the stack pointer register, also known as SP or simply S, is only an 8-bit register, as we can always assume the stack pointer is referencing page one. If the stack is empty, the stack pointer should reference the RAM address hex 1FF, so the SP register will be simply FF. When you push a byte to the stack, that byte will be written to the top of the stack, which is what the stack pointer references. Then, the stack pointer is decremented, referencing the new top.<text:s/>When you pull a byte from the stack, you are loading the value from the address after the stack pointer, then incrementing the stack pointer to bring the top down a notch lower, back to address that was just loaded from and is now free to have something else pushed to it.</text:p>
      <text:p text:style-name="Textbody">To illustrate how this works, we’re going to step through the little program you see here. We are placing the start of this snippet at hex 1000, which we will assume is being jumped to from some startup vector.<text:s/>Then we initialize X with hex FF and transfer that to the stack pointer, effectively resetting the stack, as you would when powering on any 6502 system. Then we push that value in X to the stack, bringing the stack pointer up a notch. Then we call a subroutine called “foo”, so that means we will be pushing a 16-bit return address to the stack and then jumping to “foo”. There, we transfer the new stack pointer value back to X, which should reflect the fact that the stack is now three bytes deep.<text:s/>Then we return from the subroutine, meaning that the return address will be pulled off the stack and we jump to the next instruction after the JSR. At that point, we pull the original value (which should still be FF) back into X and then a break as we have nothing left to do and an empty stack with nowhere to return to.</text:p>
      <text:p text:style-name="Textbody">So now let’s step through and see how the registers and the stack change with each instruction. Before executing this code, we are only going to assume that the Program Counter, or PC, has been set to hex 1000 and that everything else could be filled with random garbage. For each step we will see what the values of the PC, Stack Pointer and X register are going in, and then what the values of those registers will be going out as well as the resulting contents of the stack.</text:p>
      <text:p text:style-name="Textbody">[Cut to slide 4: LDX]</text:p>
      <text:p text:style-name="Textbody">So the Load-X will give us a known value for X of FF and increment the PC by 2. Everything else is still uninitialized and could still have random garbage from power on.</text:p>
      <text:p text:style-name="Textbody">[Cut to slide 5: TXS]</text:p>
      <text:p text:style-name="Textbody">Then we transfer the value of FF from X to the stack pointer register, and the stack is now initialized as empty, but nothing has been written to<text:s/>page one yet, but at least all the registers we care about are finally initialized.</text:p>
      <text:p text:style-name="Textbody">[Cut to slide 6: PHX]</text:p>
      <text:p text:style-name="Textbody">Here we push that value to the stack, which will result in the stack pointer going down to FE and the first write to memory, with FF as the first value on the stack.</text:p>
      <text:p text:style-name="P3"/>
      <text:soft-page-break/>
      <text:p text:style-name="Textbody">[Cut to slide 7: JSR]</text:p>
      <text:p text:style-name="Textbody">Next we see the jump to the “foo” subroutine, so a bunch of stuff is going to happen. Rather than just going to the next instruction address, the PC is going to be set to the address of “foo”, which is hex 1009. Then, the return address is pushed onto the stack. That means that two bytes are written, starting with the high byte of the address as the previous stack pointer location, then the low byte of the address on top of that. As you can see, the address is effectively hex 1006, but that seems a bit weird. As you can see in the code, there is no instruction that starts at that address, so the PC should never go there. That’s because the 6502 actually pushes the address one byte before where the PC should go after the subroutine returns. I’m not going to go into why the folks that designed the 6502 made that decision, so for now let’s just accept that and move on. So now we can see that the stack pointer is now going to FC to account for those two bytes, and we’re ready to start executing the subroutine.</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EW HEFFERNAN</dc:creator>
    <meta:creation-date>2021-01-14T16:12:00Z</meta:creation-date>
    <dc:date>2021-01-14T22:37:00Z</dc:date>
    <meta:template xlink:href="Normal.dotm" xlink:type="simple"/>
    <meta:editing-cycles>4</meta:editing-cycles>
    <meta:editing-duration>PT3600S</meta:editing-duration>
    <meta:document-statistic meta:page-count="3" meta:paragraph-count="11" meta:word-count="854" meta:character-count="5717" meta:row-count="40" meta:non-whitespace-character-count="4874"/>
  </office:meta>
</office:document-meta>
</file>